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yriad Pro" svg:font-family="'Myriad Pro', Myriad, 'Trebuchet MS', Arial, Helvetica, sans-serif"/>
    <style:font-face style:name="arial" svg:font-family="arial, sans-serif"/>
    <style:font-face style:name="ff-dagny-web-pro" svg:font-family="ff-dagny-web-pro, 'Helvetica Neue', Arial, sans-serif"/>
    <style:font-face style:name="ff4" svg:font-family="ff4, 'Times New Roman', Times, serif"/>
    <style:font-face style:name="ff6" svg:font-family="ff6, 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0.5p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6" style:family="paragraph" style:parent-style-name="Standard">
      <style:text-properties fo:font-size="15pt" style:text-underline-style="solid" style:text-underline-width="auto" style:text-underline-color="font-color" style:font-size-asian="10.5pt" style:font-weight-asian="normal" style:font-size-complex="12pt"/>
    </style:style>
    <style:style style:name="P7" style:family="paragraph" style:parent-style-name="Standard">
      <style:text-properties fo:font-size="15pt" fo:font-weight="bold" style:font-size-asian="10.5pt" style:font-weight-asian="normal" style:font-weight-complex="bold"/>
    </style:style>
    <style:style style:name="P8" style:family="paragraph" style:parent-style-name="Standard">
      <style:text-properties fo:font-size="12pt" style:text-underline-style="none" style:font-size-asian="10.5pt" style:font-size-complex="12pt"/>
    </style:style>
    <style:style style:name="P9" style:family="paragraph" style:parent-style-name="Standard">
      <style:text-properties fo:font-size="12pt" style:text-underline-style="none" style:font-size-asian="10.5pt" style:font-weight-asian="normal" style:font-size-complex="12pt"/>
    </style:style>
    <style:style style:name="P10" style:family="paragraph" style:parent-style-name="Standard">
      <style:text-properties style:text-position="0% 100%" fo:font-size="12pt" style:text-underline-style="none" style:font-size-asian="10.5pt" style:font-weight-asian="normal" style:font-size-complex="12pt"/>
    </style:style>
    <style:style style:name="P11" style:family="paragraph" style:parent-style-name="Standard">
      <style:text-properties style:text-position="0% 100%" fo:font-size="12pt" fo:font-style="italic" style:text-underline-style="none" style:font-size-asian="10.5pt" style:font-style-asian="italic" style:font-weight-asian="normal" style:font-size-complex="12pt" style:font-style-complex="italic"/>
    </style:style>
    <style:style style:name="P12" style:family="paragraph" style:parent-style-name="Standard">
      <style:text-properties style:text-position="0% 100%" fo:font-size="12pt" fo:font-style="normal" style:text-underline-style="none" style:font-size-asian="10.5pt" style:font-style-asian="normal" style:font-weight-asian="normal" style:font-size-complex="12pt" style:font-style-complex="normal"/>
    </style:style>
    <style:style style:name="P1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size="18pt" style:font-size-asian="18pt" style:font-size-complex="18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Text_20_body">
      <style:text-properties style:text-position="0% 100%" fo:font-size="12pt" fo:font-style="normal" style:text-underline-style="none" style:font-size-asian="10.5pt" style:font-style-asian="normal" style:font-weight-asian="normal" style:font-size-complex="12pt" style:font-style-complex="normal"/>
    </style:style>
    <style:style style:name="P19" style:family="paragraph" style:parent-style-name="Heading_20_3">
      <style:text-properties style:text-position="0% 100%" fo:font-size="12pt" fo:font-style="normal" style:text-underline-style="none" style:font-size-asian="10.5pt" style:font-style-asian="normal" style:font-weight-asian="normal" style:font-size-complex="12pt" style:font-style-complex="normal"/>
    </style:style>
    <style:style style:name="P20" style:family="paragraph" style:parent-style-name="Heading_20_1">
      <style:text-properties fo:font-variant="normal" fo:text-transform="none" fo:color="#323232" style:font-name="Myriad Pro" fo:font-size="15.75pt" fo:letter-spacing="normal" fo:font-style="normal" fo:font-weight="normal" style:font-weight-asian="normal" style:font-weight-complex="normal"/>
    </style:style>
    <style:style style:name="P21" style:family="paragraph" style:parent-style-name="Standard" style:list-style-name="L1">
      <style:text-properties fo:font-size="12pt" style:text-underline-style="none" style:font-size-asian="10.5pt" style:font-size-complex="12pt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text-properties style:text-underline-style="none" fo:font-weight="normal" style:font-weight-asian="normal" style:font-weight-complex="normal"/>
    </style:style>
    <style:style style:name="P27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" fo:font-size="12pt" fo:font-weight="normal"/>
    </style:style>
    <style:style style:name="T1" style:family="text">
      <style:text-properties fo:font-size="12pt" style:text-underline-style="none"/>
    </style:style>
    <style:style style:name="T2" style:family="text">
      <style:text-properties fo:font-size="12pt" style:font-weight-asian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text-underline-style="none"/>
    </style:style>
    <style:style style:name="T5" style:family="text">
      <style:text-properties style:text-position="super 58%" fo:font-size="12pt" style:text-underline-style="none" fo:font-weight="bold" style:font-weight-complex="bold"/>
    </style:style>
    <style:style style:name="T6" style:family="text">
      <style:text-properties style:text-position="0% 100%" fo:font-size="12pt" style:text-underline-style="none"/>
    </style:style>
    <style:style style:name="T7" style:family="text">
      <style:text-properties style:text-position="0% 100%" fo:font-size="12pt" style:text-underline-style="none" fo:font-weight="bold" style:font-weight-asian="bold" style:font-weight-complex="bold"/>
    </style:style>
    <style:style style:name="T8" style:family="text">
      <style:text-properties style:text-position="0% 100%" fo:font-size="12pt" fo:font-style="italic" style:text-underline-style="none" style:font-style-asian="italic" style:font-style-complex="italic"/>
    </style:style>
    <style:style style:name="T9" style:family="text">
      <style:text-properties style:text-position="0% 100%" fo:font-size="12pt" fo:font-style="normal" style:text-underline-style="none" style:font-style-asian="normal" style:font-style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font-name="ff4" fo:font-size="46.5pt" fo:letter-spacing="normal" fo:font-style="normal"/>
    </style:style>
    <style:style style:name="T13" style:family="text">
      <style:text-properties fo:font-variant="normal" fo:text-transform="none" fo:color="#000000" style:font-name="ff4" fo:letter-spacing="normal" fo:font-style="normal"/>
    </style:style>
    <style:style style:name="T14" style:family="text">
      <style:text-properties fo:font-variant="normal" fo:text-transform="none" fo:color="#000000" fo:letter-spacing="normal" fo:font-style="normal"/>
    </style:style>
    <style:style style:name="T15" style:family="text">
      <style:text-properties fo:font-variant="normal" fo:text-transform="none" fo:color="#000000" fo:letter-spacing="normal" fo:font-style="normal" style:text-underline-style="none"/>
    </style:style>
    <style:style style:name="T16" style:family="text">
      <style:text-properties fo:font-variant="normal" fo:text-transform="none" fo:color="#000000" fo:letter-spacing="normal" fo:font-style="normal" style:text-underline-style="none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fo:color="#000000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fo:letter-spacing="normal" fo:font-style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ff6" fo:font-size="72pt" fo:letter-spacing="normal" fo:font-style="normal" fo:font-weight="bold"/>
    </style:style>
    <style:style style:name="T21" style:family="text">
      <style:text-properties fo:font-variant="normal" fo:text-transform="none" fo:color="#000000" style:font-name="ff6" fo:letter-spacing="normal" fo:font-style="normal" fo:font-weight="bold" style:font-size-asian="12pt" style:font-size-complex="12pt"/>
    </style:style>
    <style:style style:name="T22" style:family="text">
      <style:text-properties fo:font-size="11pt" style:font-weight-asian="normal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terature Notes</text:p>
      <text:p text:style-name="P1"/>
      <text:p text:style-name="P4">Conceptualizing Route Representations</text:p>
      <text:p text:style-name="P5">Incremental route generation</text:p>
      <text:list xml:id="list1689289707" text:style-name="L1">
        <text:list-header>
          <text:p text:style-name="P21">Referential networks – Models dynamic linguistic process</text:p>
        </text:list-header>
        <text:list-item>
          <text:p text:style-name="P21">Preprocessed data fed to conceptual representation </text:p>
          <text:p text:style-name="P21">Route segments incrementally provided + Moving dot stream representation</text:p>
        </text:list-item>
        <text:list-item>
          <text:p text:style-name="P21">Selection of elements of the route to eb verbalized</text:p>
        </text:list-item>
        <text:list-item>
          <text:p text:style-name="P21">Preverbal message generation</text:p>
        </text:list-item>
      </text:list>
      <text:p text:style-name="P8"/>
      <text:p text:style-name="P6">Wayfinding Choremes</text:p>
      <text:p text:style-name="P9">Directions - Half left (135*), Sharp left (225*)</text:p>
      <text:p text:style-name="P9">“SSL”(StraightStraightLeft) – Turn left at third intersection</text:p>
      <text:p text:style-name="P6"><text:span text:style-name="T1">SS......S</text:span><text:span text:style-name="T7">L</text:span><text:span text:style-name="T5">T</text:span><text:span text:style-name="T1"> – Keep driving straight until the end of the road and then turn Left</text:span></text:p>
      <text:p text:style-name="P9"/>
      <text:p text:style-name="P9">In route directions, a wayfinder additionally needs to know until which point a </text:p>
      <text:p text:style-name="P9">linear landmark can guide the movement pattern, i.e., how long a linear landmark </text:p>
      <text:p text:style-name="P9">(a landmark that can be referred to as along landmark) is to be followed. </text:p>
      <text:p text:style-name="P9">Example: Follow the rail tracks until you reach a roundabout. (chunk 9–12 Fig. 1) </text:p>
      <text:p text:style-name="P9">Example: Follow the tracks until they end </text:p>
      <text:p text:style-name="P9"/>
      <text:p text:style-name="P9">Extending to landmarks</text:p>
      <text:p text:style-name="P6"><text:span text:style-name="T6">L</text:span><text:span text:style-name="T4">Q –</text:span><text:span text:style-name="T6"> Turn left at landmark Q</text:span></text:p>
      <text:p text:style-name="P10"/>
      <text:p text:style-name="P10">Chunking landmarks types: - Landmarks located along the route can be used to chunk specific parts <text:tab/><text:tab/><text:tab/><text:tab/>of a route.</text:p>
      <text:p text:style-name="P10">1] Street intersections with unusual features (T, 5-way... )<text:line-break/>e.g.Turn right at the T</text:p>
      <text:p text:style-name="P10"/>
      <text:p text:style-name="P10">2] Point like landmarks</text:p>
      <text:p text:style-name="P10">If sites are located a at a specific spot along the route</text:p>
      <text:p text:style-name="P10">e.g.Turn left at the landmark</text:p>
      <text:p text:style-name="P10"/>
      <text:p text:style-name="P10">3] Linear landmarks</text:p>
      <text:p text:style-name="P6"><text:span text:style-name="T6">Sites spread along the route. Mentioned by </text:span><text:span text:style-name="T8">follow until </text:span><text:span text:style-name="T9">phrases.</text:span></text:p>
      <text:p text:style-name="P11">Can be identified if consecutive dPs use the same landmark</text:p>
      <text:p text:style-name="P12">e.g.Follow the tracks until they end</text:p>
      <text:p text:style-name="P12"/>
      <text:p text:style-name="P12">4] Area like landmarks</text:p>
      <text:p text:style-name="P12">Same like linear but area like characteristics</text:p>
      <text:p text:style-name="P12">Usage of verbal messages are different</text:p>
      <text:p text:style-name="P12">e.g Drive around the LHC till the Crow.</text:p>
      <text:p text:style-name="P12"/>
      <text:p text:style-name="P12">Dale, Geldorf, and Prost (2003) and Klippel, Tappe, and Habel </text:p>
      <text:p text:style-name="P12">(2003) that show that aggregation/chunking is one of </text:p>
      <text:p text:style-name="P12">the key elements in the conceptualization of route ele- </text:p>
      <text:p text:style-name="P12">ments, i.e. a term turn right at the post office or turn </text:p>
      <text:p text:style-name="P12">right at the third intersection is preferred over 'go </text:p>
      <text:p text:style-name="P12">straight, go straight, turn right' (see also Wahlster et </text:p>
      <text:p text:style-name="P12">al., 1998).</text:p>
      <text:p text:style-name="P12"><text:a xlink:type="simple" xlink:href="http://www.geog.ucsb.edu/~montello/pubs/Klippel04.pdf" office:target-frame-name="_blank" xlink:show="new"><text:span text:style-name="T10">Direction Concepts in Wayfinding Assistance Systems</text:span></text:a> – A Klippel</text:p>
      <text:h text:style-name="P19" text:outline-level="3"><text:soft-page-break/>Elements of Good Route Directions (Lovelace et. al.) :</text:h>
      <text:p text:style-name="P18">Quality of route direction:</text:p>
      <text:p text:style-name="P18">1] Number of elements included in the verbal output: (+) landmarks (-) turns</text:p>
      <text:p text:style-name="P18">2] People's subjective rating of the instructions</text:p>
      <text:p text:style-name="P18">3] Functional utility: How well the instructions help in wayfinding task</text:p>
      <text:p text:style-name="P18"/>
      <text:p text:style-name="P18">Researchers : Allen, 1997; Denis et al., in press; Mark, 1987; Mark and </text:p>
      <text:p text:style-name="P18">Gould, 1995; Streeter et al., 1985; Waller, 1985; Wunderlich and Reinelt, 1982 </text:p>
      <text:p text:style-name="P18">Aspects include </text:p>
      <text:p text:style-name="P18">a) priming the traveler for upcoming choice points, </text:p>
      <text:p text:style-name="P18">b) mentioning landmarks at choice points, </text:p>
      <text:p text:style-name="P18">c) giving ’you’ve gone too far if’ statements in case a choice point is missed, </text:p>
      <text:p text:style-name="P18">d) giving landmarks rather than street names,</text:p>
      <text:p text:style-name="P18">e) giving distances between choice points, </text:p>
      <text:p text:style-name="P18">f) telling the traveler which way to proceed at a choice point, </text:p>
      <text:p text:style-name="P18">g) providing information to allow recovery from errors, </text:p>
      <text:p text:style-name="P18">h) providing clearly linear information (e.g. using ’then’, and focusing on a sequential rather than global view), and </text:p>
      <text:p text:style-name="P18">i) providing a limited amount of redundant information. </text:p>
      <text:p text:style-name="Standard"/>
      <text:p text:style-name="P13">Route directions rated as best are of moderate length, containing neither too much nor too </text:p>
      <text:p text:style-name="P13">little information. </text:p>
      <text:p text:style-name="P13"/>
      <text:p text:style-name="P14">For both the familiar and unfamiliar routes, longer route directions were rated </text:p>
      <text:p text:style-name="P14">as higher quality. This result is contrary to the previous finding (Denis et al., in </text:p>
      <text:p text:style-name="P14">press) that route directions of moderate length are rated most highly. This may be </text:p>
      <text:p text:style-name="P14">due to differences between route directions given orally (as in most previous </text:p>
      <text:p text:style-name="P14">studies) versus in written form (in the current study). When route directions are </text:p>
      <text:p text:style-name="P14">given or used orally, too much detail may pose a problem for the receiver, and </text:p>
      <text:p text:style-name="P14">more concise directions may be bette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Behavioural research</text:p>
      <text:p text:style-name="Standard"/>
      <text:p text:style-name="P17">COMBINING ALGORITHM WITH KNOWLEDGE FOR WAY-FINDING </text:p>
      <text:p text:style-name="P17"/>
      <text:p text:style-name="Standard">1] Taking major roads should be concerned in wayfinding. </text:p>
      <text:p text:style-name="Standard">2] From the source, find the nearest way to reach the main road. </text:p>
      <text:p text:style-name="Standard">3] Find the nearest point on main road closest to destination.</text:p>
      <text:p text:style-name="Standard"/>
      <text:p text:style-name="Standard"/>
      <text:p text:style-name="P16">Algorithms for Reliable Navigation and Wayfinding </text:p>
      <text:p text:style-name="Standard"/>
      <text:p text:style-name="Standard">1] There is a measure of unreliability between every pair of edges</text:p>
      <text:p text:style-name="Standard">The unreliability measure of a turn from edge e into edge e (both connected by a </text:p>
      <text:p text:style-name="Standard">middle vertex) is given by </text:p>
      <text:p text:style-name="Standard">r(e, e ) = count of turns that are instruction equivalent to e − 1 </text:p>
      <text:p text:style-name="Standard"/>
      <text:p text:style-name="Standard">*<text:span text:style-name="T11">Useful in most probable path in our work</text:span></text:p>
      <text:p text:style-name="P23"/>
      <text:p text:style-name="P2">Simplest paths : Automated route selection for navigation</text:p>
      <text:p text:style-name="P2">metric. </text:p>
      <text:p text:style-name="P2">6 </text:p>
      <text:p text:style-name="P2">Straight on <text:tab/><text:tab/><text:tab/>1 slot </text:p>
      <text:p text:style-name="P2">Turn<text:tab/><text:tab/><text:tab/><text:tab/>4 </text:p>
      <text:p text:style-name="P2">(not at intersection) </text:p>
      <text:p text:style-name="P2"># </text:p>
      <text:p text:style-name="P2">Turn left or right <text:tab/>6<text:tab/></text:p>
      <text:p text:style-name="P2">at T-junction </text:p>
      <text:p text:style-name="P2">Turn left or right <text:tab/>5+deg(v)<text:tab/></text:p>
      <text:p text:style-name="P2">at other junction </text:p>
      <text:p text:style-name="P2"/>
      <text:h text:style-name="P20" text:outline-level="1">Using ontologies to model human navigation behavior in information networks: A study based on Wikipedia</text:h>
      <text:p text:style-name="P15"/>
      <text:p text:style-name="P15"/>
      <text:p text:style-name="P7">REORIENTATION</text:p>
      <text:p text:style-name="P15"/>
      <text:p text:style-name="P15">90s, Hermer and Spelke [5] showed that geometric knowledge is more important </text:p>
      <text:p text:style-name="P15">than non-geometric information in orientation. </text:p>
      <text:p text:style-name="P15"/>
      <text:p text:style-name="P15"/>
      <text:p text:style-name="P15"/>
      <text:p text:style-name="P24"/>
      <text:p text:style-name="P24">(In our project we use circular ordering at an intersection to represent route direction)</text:p>
      <text:p text:style-name="P24"/>
      <text:p text:style-name="P24"><text:soft-page-break/></text:p>
      <text:p text:style-name="P25">Literature on Context Aware Wayfinding</text:p>
      <text:h text:style-name="Heading_20_3" text:outline-level="3"><text:a xlink:type="simple" xlink:href="http://www.researchgate.net/publication/221187805_Context-Aware_Indoor_Navigation" office:target-frame-name="_blank" xlink:show="new"><text:span text:style-name="Emphasis"><text:span text:style-name="T2">Context</text:span></text:span></text:a><text:a xlink:type="simple" xlink:href="http://www.researchgate.net/publication/221187805_Context-Aware_Indoor_Navigation" office:target-frame-name="_blank" xlink:show="new"><text:span text:style-name="T2">-</text:span></text:a><text:a xlink:type="simple" xlink:href="http://www.researchgate.net/publication/221187805_Context-Aware_Indoor_Navigation" office:target-frame-name="_blank" xlink:show="new"><text:span text:style-name="Emphasis"><text:span text:style-name="T2">Aware</text:span></text:span></text:a><text:a xlink:type="simple" xlink:href="http://www.researchgate.net/publication/221187805_Context-Aware_Indoor_Navigation" office:target-frame-name="_blank" xlink:show="new"><text:span text:style-name="T2"> Indoor Navigation.</text:span></text:a></text:h>
      <text:p text:style-name="P22"/>
      <text:p text:style-name="P26">Context in general has been used as</text:p>
      <text:p text:style-name="P28"><text:span text:style-name="T16">Users’ mental and physical information, such as preference,mood, skill, timetable, demographic information (</text:span><text:span text:style-name="T19">Using Activity Theory to Identify Relevant Context Parameters</text:span><text:span text:style-name="T16">)</text:span></text:p>
      <text:p text:style-name="P27"><text:span text:style-name="T14">Or environmental context, temperature humidity (Contxt specific wayfinding, Richter)</text:span></text:p>
      <text:p text:style-name="P27"><text:span text:style-name="T14"/></text:p>
      <text:p text:style-name="P27"><text:span text:style-name="T14">For literature on context : ref. Modeling Context Aware Interaction for Wayfinding using Mobile Devices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yriad Pro" svg:font-family="'Myriad Pro', Myriad, 'Trebuchet MS', Arial, Helvetica, sans-serif"/>
    <style:font-face style:name="arial" svg:font-family="arial, sans-serif"/>
    <style:font-face style:name="ff-dagny-web-pro" svg:font-family="ff-dagny-web-pro, 'Helvetica Neue', Arial, sans-serif"/>
    <style:font-face style:name="ff4" svg:font-family="ff4, 'Times New Roman', Times, serif"/>
    <style:font-face style:name="ff6" svg:font-family="ff6, 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baz Khan</meta:initial-creator>
    <meta:creation-date>2013-09-23T00:36:39</meta:creation-date>
    <dc:date>2014-02-08T15:45:57</dc:date>
    <dc:creator>Arbaz Khan</dc:creator>
    <meta:editing-duration>PT8H32M19S</meta:editing-duration>
    <meta:editing-cycles>19</meta:editing-cycles>
    <meta:generator>LibreOffice/3.5$Linux_x86 LibreOffice_project/350m1$Build-2</meta:generator>
    <meta:document-statistic meta:table-count="0" meta:image-count="0" meta:object-count="0" meta:page-count="4" meta:paragraph-count="99" meta:word-count="831" meta:character-count="5098" meta:non-whitespace-character-count="4434"/>
  </office:meta>
</office:document-meta>
</file>